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Helvetica Neue" svg:font-family="'Helvetica Neue', Arial, Helvetica, sans-serif"/>
    <style:font-face style:name="Mangal1" svg:font-family="Mangal"/>
    <style:font-face style:name="Open Sans" svg:font-family="'Open Sans'"/>
    <style:font-face style:name="lucida grande" svg:font-family="'lucida grande', tahoma, verdan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083in" style:contextual-spacing="false" fo:line-height="150%" fo:text-align="start" style:justify-single-word="false" fo:text-indent="0in" style:auto-text-indent="false" fo:padding="0in" fo:border="non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92621" officeooo:paragraph-rsid="000bb6fd" style:font-size-asian="11pt" style:font-style-asian="normal" style:font-size-complex="11pt" style:font-style-complex="normal"/>
    </style:style>
    <style:style style:name="P2" style:family="paragraph" style:parent-style-name="Text_20_body">
      <style:paragraph-properties fo:margin-left="0in" fo:margin-right="0in" fo:margin-top="0in" fo:margin-bottom="0.2083in" style:contextual-spacing="false" fo:line-height="150%" fo:text-align="start" style:justify-single-word="false" fo:text-indent="0in" style:auto-text-indent="false" fo:padding="0in" fo:border="none"/>
      <style:text-properties officeooo:paragraph-rsid="0002a3b8"/>
    </style:style>
    <style:style style:name="P3" style:family="paragraph" style:parent-style-name="Text_20_body">
      <style:paragraph-properties fo:margin-left="0in" fo:margin-right="0in" fo:margin-top="0in" fo:margin-bottom="0.2083in" style:contextual-spacing="false" fo:line-height="150%" fo:text-align="start" style:justify-single-word="false" fo:text-indent="0in" style:auto-text-indent="false" fo:padding="0in" fo:border="none"/>
      <style:text-properties officeooo:paragraph-rsid="00074271"/>
    </style:style>
    <style:style style:name="P4" style:family="paragraph" style:parent-style-name="Text_20_body">
      <style:paragraph-properties fo:margin-left="0in" fo:margin-right="0in" fo:margin-top="0in" fo:margin-bottom="0.2083in" style:contextual-spacing="false" fo:line-height="150%" fo:text-align="start" style:justify-single-word="false" fo:text-indent="0in" style:auto-text-indent="false" fo:padding="0in" fo:border="none"/>
      <style:text-properties officeooo:rsid="00074271" officeooo:paragraph-rsid="00074271"/>
    </style:style>
    <style:style style:name="P5" style:family="paragraph" style:parent-style-name="Text_20_body">
      <style:paragraph-properties fo:margin-left="0in" fo:margin-right="0in" fo:line-height="100%" fo:text-align="start" style:justify-single-word="false" fo:text-indent="0in" style:auto-text-indent="false" fo:background-color="#ffffff" fo:padding="0in" fo:border="none">
        <style:background-image/>
      </style:paragraph-properties>
      <style:text-properties officeooo:rsid="00092621" officeooo:paragraph-rsid="00092621"/>
    </style:style>
    <style:style style:name="P6" style:family="paragraph" style:parent-style-name="Text_20_body">
      <style:paragraph-properties fo:margin-left="0in" fo:margin-right="0in" fo:line-height="100%" fo:text-align="start" style:justify-single-word="false" fo:text-indent="0in" style:auto-text-indent="false" fo:background-color="#ffffff" fo:padding="0in" fo:border="none">
        <style:background-image/>
      </style:paragraph-properties>
      <style:text-properties officeooo:paragraph-rsid="000d2fa1"/>
    </style:style>
    <style:style style:name="T1" style:family="text">
      <style:text-properties fo:font-variant="normal" fo:text-transform="none" fo:color="#222222" style:font-name="Helvetica Neue" fo:font-size="9pt" fo:letter-spacing="normal" fo:font-style="normal" style:text-underline-style="none" fo:font-weight="normal" style:font-size-asian="11pt" style:font-style-asian="normal" style:font-size-complex="11pt" style:font-style-complex="normal"/>
    </style:style>
    <style:style style:name="T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style:font-size-asian="11pt" style:font-style-asian="normal" style:font-size-complex="11pt" style:font-style-complex="normal"/>
    </style:style>
    <style:style style:name="T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2a3b8" style:font-size-asian="11pt" style:font-style-asian="normal" style:font-size-complex="11pt" style:font-style-complex="normal"/>
    </style:style>
    <style:style style:name="T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121e6" style:font-size-asian="11pt" style:font-style-asian="normal" style:font-size-complex="11pt" style:font-style-complex="normal"/>
    </style:style>
    <style:style style:name="T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381bd" style:font-size-asian="11pt" style:font-style-asian="normal" style:font-size-complex="11pt" style:font-style-complex="normal"/>
    </style:style>
    <style:style style:name="T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42ff3" style:font-size-asian="11pt" style:font-style-asian="normal" style:font-size-complex="11pt" style:font-style-complex="normal"/>
    </style:style>
    <style:style style:name="T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92621" style:font-size-asian="11pt" style:font-style-asian="normal" style:font-size-complex="11pt" style:font-style-complex="normal"/>
    </style:style>
    <style:style style:name="T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c3443" style:font-size-asian="11pt" style:font-style-asian="normal" style:font-size-complex="11pt" style:font-style-complex="normal"/>
    </style:style>
    <style:style style:name="T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d2fa1" style:font-size-asian="11pt" style:font-style-asian="normal" style:font-size-complex="11pt" style:font-style-complex="normal"/>
    </style:style>
    <style:style style:name="T1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bb6fd" style:font-size-asian="11pt" style:font-style-asian="normal" style:font-size-complex="11pt" style:font-style-complex="normal"/>
    </style:style>
    <style:style style:name="T1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f0cf1" style:font-size-asian="11pt" style:font-style-asian="normal" style:font-size-complex="11pt" style:font-style-complex="normal"/>
    </style:style>
    <style:style style:name="T12" style:family="text">
      <style:text-properties fo:font-variant="normal" fo:text-transform="none" fo:color="#444444" style:font-name="Open Sans" fo:font-size="10.5pt" fo:letter-spacing="normal" fo:font-style="normal" fo:font-weight="normal"/>
    </style:style>
    <style:style style:name="T13" style:family="text">
      <style:text-properties fo:font-variant="normal" fo:text-transform="none" fo:color="#3b5998" style:text-line-through-style="none" style:font-name="lucida grande" fo:font-size="8.25pt" fo:letter-spacing="normal" fo:font-style="normal" style:text-underline-style="none" fo:font-weight="bold" style:text-blinking="false"/>
    </style:style>
    <style:style style:name="T14" style:family="text">
      <style:text-properties officeooo:rsid="0002a3b8"/>
    </style:style>
    <style:style style:name="T15" style:family="text">
      <style:text-properties fo:color="#000000" style:font-name="Times New Roman" fo:font-size="11pt" style:text-underline-style="none" officeooo:rsid="0002a3b8" style:font-size-asian="11pt" style:font-style-asian="normal" style:font-size-complex="11pt" style:font-style-complex="normal"/>
    </style:style>
    <style:style style:name="T16" style:family="text">
      <style:text-properties officeooo:rsid="000bb6fd"/>
    </style:style>
    <style:style style:name="T17" style:family="text">
      <style:text-properties officeooo:rsid="000c3443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Mohamed Tamer Fattouh Abul Azm</text:span><text:line-break/><text:span text:style-name="T16">Karl-Wilhelm str., 24</text:span><text:line-break/><text:span text:style-name="T16">Karlsruhe, Germany</text:span><text:line-break/><text:span text:style-name="T16">+4915773306123</text:span><text:line-break/><text:span text:style-name="T16">mohamedtamer92@gmail.com</text:span></text:p>
      <text:p text:style-name="P6"><text:span text:style-name="T10">28/3/2014</text:span></text:p>
      <text:p text:style-name="P6"><text:span text:style-name="T3">Oolybooly.com</text:span></text:p>
      <text:p text:style-name="P6"><text:span text:style-name="T8">1</text:span><text:span text:style-name="T9">8 Waller st., Perth, Western Australia, 6100</text:span></text:p>
      <text:p text:style-name="P6"><text:span text:style-name="T7"/></text:p>
      <text:p text:style-name="P6"><text:span text:style-name="T7">Re: Marketing and IT </text:span></text:p>
      <text:p text:style-name="P5"><text:span text:style-name="T3">D</text:span><text:span text:style-name="T2">ear Sir, </text:span></text:p>
      <text:p text:style-name="P5"><text:span text:style-name="T2"/></text:p>
      <text:p text:style-name="P2"><text:span text:style-name="T3">I would like to apply for the internship in Oolybooly.com advertised on aiesec.net. I want to get selected for this position because I think it will very </text:span><text:span text:style-name="T6">beneficial</text:span><text:span text:style-name="T3"> to me as I want to pursue a career in Web development and this company has a great </text:span><text:span text:style-name="T6">portfolio</text:span><text:span text:style-name="T3"> and method for </text:span><text:span text:style-name="T6">delivering</text:span><text:span text:style-name="T3"> great websites to the customer. I have worked before as web designer for two companies plus other systems but not web related. I have great Ruby on Rails, HTML, CSS and javascript experience. I also have an international driver license and I speak Arabic, English, French and curre</text:span><text:span text:style-name="T5">ntly</text:span><text:span text:style-name="T3"> learning German</text:span></text:p>
      <text:p text:style-name="P2"><text:span text:style-name="T2">I, </text:span><text:span text:style-name="T4">Mohamed Abul Azm</text:span><text:span text:style-name="T2">, in my </text:span><text:span text:style-name="T4">fourth year </text:span><text:span text:style-name="T2">at </text:span><text:span text:style-name="T4">The German</text:span><text:span text:style-name="T2"> University </text:span><text:span text:style-name="T4">in Cairo </text:span><text:span text:style-name="T6">studying Computer Science Engineering</text:span><text:span text:style-name="T4">. </text:span><text:span text:style-name="T2">I am currentl</text:span><text:span text:style-name="T4">y doing </text:span><text:span text:style-name="T2">my </text:span><text:span text:style-name="T4">Bachelor Thesis </text:span><text:span text:style-name="T2">in </text:span><text:span text:style-name="T4">Computer Science at Hochshule Karlsruhe, Germany </text:span></text:p>
      <text:p text:style-name="P3"><text:span text:style-name="T4">A</text:span><text:span text:style-name="T6">s I mentioned above some of my technical skills, I am also very hard worker, self motivated, very friendly, outgoing and flexible. The work I did before in web development; one was for a marine shipping company and is currently deployed under “nefertitimarineservice.com” and the other was for a startup company called arability, and it is a </text:span><text:span text:style-name="T9">crowd-sourcing</text:span><text:span text:style-name="T6"> tool to translate </text:span><text:span text:style-name="T9">E</text:span><text:span text:style-name="T6">nglish to </text:span><text:span text:style-name="T9">A</text:span><text:span text:style-name="T6">rabic </text:span><text:span text:style-name="T9">using a javascript game</text:span><text:span text:style-name="T6"> depending on the user and his dialect and age and our api can be used to translate websites.</text:span></text:p>
      <text:p text:style-name="P3"><text:span text:style-name="T2">I believe my internship at your company will be useful for both, you and me. Thank you very much for your time and considering my request, I am looking forward to hearing from you.<text:line-break/><text:line-break/>Yours faithfully, </text:span></text:p>
      <text:p text:style-name="P4"><text:span text:style-name="T2">Mohamed Abul Az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Helvetica Neue" svg:font-family="'Helvetica Neue', Arial, Helvetica, sans-serif"/>
    <style:font-face style:name="Mangal1" svg:font-family="Mangal"/>
    <style:font-face style:name="Open Sans" svg:font-family="'Open Sans'"/>
    <style:font-face style:name="lucida grande" svg:font-family="'lucida grande', tahoma, verdan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8T12:56:06.878000000</meta:creation-date>
    <dc:date>2014-03-28T13:40:03.603000000</dc:date>
    <meta:editing-duration>PT27M23S</meta:editing-duration>
    <meta:editing-cycles>12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11" meta:word-count="285" meta:character-count="1724" meta:non-whitespace-character-count="1445"/>
  </office:meta>
</office:document-meta>
</file>